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</office:automatic-styles>
  <office:body>
    <office:text>
      <text:p text:style-name="P1"><text:span text:style-name="T1_1">IDS</text:span><text:span text:style-name="T1_2"><text:s/></text:span><text:span text:style-name="T1_3">Présentation</text:span><text:span text:style-name="T1_4"><text:s/></text:span><text:span text:style-name="T1_5">Générale</text:span></text:p>
      <text:p text:style-name="P2"/>
      <text:p text:style-name="P3"><text:span text:style-name="T3_1">Un</text:span><text:span text:style-name="T3_2"><text:s/></text:span><text:span text:style-name="T3_3">IDS</text:span><text:span text:style-name="T3_4"><text:s/>(</text:span><text:span text:style-name="T3_5">Intrusion</text:span><text:span text:style-name="T3_6"><text:s/></text:span><text:span text:style-name="T3_7">Detection</text:span><text:span text:style-name="T3_8"><text:s/></text:span><text:span text:style-name="T3_9">System</text:span><text:span text:style-name="T3_10">)<text:s/></text:span><text:span text:style-name="T3_11">a</text:span><text:span text:style-name="T3_12"><text:s/></text:span><text:span text:style-name="T3_13">pour</text:span><text:span text:style-name="T3_14"><text:s/></text:span><text:span text:style-name="T3_15">but</text:span><text:span text:style-name="T3_16"><text:s/></text:span><text:span text:style-name="T3_17">de</text:span><text:span text:style-name="T3_18"><text:s/></text:span><text:span text:style-name="T3_19">surveiller</text:span><text:span text:style-name="T3_20">,<text:s/></text:span><text:span text:style-name="T3_21">contrôler</text:span><text:span text:style-name="T3_22"><text:s/></text:span><text:span text:style-name="T3_23">et</text:span><text:span text:style-name="T3_24"><text:s/></text:span><text:span text:style-name="T3_25">détecter</text:span><text:span text:style-name="T3_26"><text:s/></text:span><text:span text:style-name="T3_27">les</text:span><text:span text:style-name="T3_28"><text:s/></text:span><text:span text:style-name="T3_29">attaques</text:span><text:span text:style-name="T3_30"><text:s/></text:span><text:span text:style-name="T3_31">potentielles</text:span><text:span text:style-name="T3_32"><text:s/></text:span><text:span text:style-name="T3_33">sur</text:span><text:span text:style-name="T3_34"><text:s/></text:span><text:span text:style-name="T3_35">un</text:span><text:span text:style-name="T3_36"><text:s/></text:span><text:span text:style-name="T3_37">réseau</text:span><text:span text:style-name="T3_38"><text:s/></text:span><text:span text:style-name="T3_39">ou</text:span><text:span text:style-name="T3_40"><text:s/></text:span><text:span text:style-name="T3_41">une</text:span><text:span text:style-name="T3_42"><text:s/></text:span><text:span text:style-name="T3_43">machine</text:span><text:span text:style-name="T3_44">.<text:s/></text:span></text:p>
      <text:p text:style-name="P4"><text:span text:style-name="T4_1">Ce</text:span><text:span text:style-name="T4_2"><text:s/></text:span><text:span text:style-name="T4_3">système</text:span><text:span text:style-name="T4_4"><text:s/></text:span><text:span text:style-name="T4_5">est</text:span><text:span text:style-name="T4_6"><text:s/></text:span><text:span text:style-name="T4_7">essentiellement</text:span><text:span text:style-name="T4_8"><text:s/></text:span><text:span text:style-name="T4_9">composé</text:span><text:span text:style-name="T4_10"><text:s/></text:span><text:span text:style-name="T4_11">d</text:span><text:span text:style-name="T4_12">’</text:span><text:span text:style-name="T4_13">un</text:span><text:span text:style-name="T4_14"><text:s/></text:span><text:span text:style-name="T4_15">sniffer</text:span><text:span text:style-name="T4_16">*<text:s/></text:span><text:span text:style-name="T4_17">associé</text:span><text:span text:style-name="T4_18"><text:s/></text:span><text:span text:style-name="T4_19">à</text:span><text:span text:style-name="T4_20"><text:s/></text:span><text:span text:style-name="T4_21">un</text:span><text:span text:style-name="T4_22"><text:s/></text:span><text:span text:style-name="T4_23">moteur</text:span><text:span text:style-name="T4_24"><text:s/></text:span><text:span text:style-name="T4_25">qui</text:span><text:span text:style-name="T4_26"><text:s/></text:span><text:span text:style-name="T4_27">analyse</text:span><text:span text:style-name="T4_28"><text:s/></text:span><text:span text:style-name="T4_29">le</text:span><text:span text:style-name="T4_30"><text:s/></text:span><text:span text:style-name="T4_31">trafic</text:span><text:span text:style-name="T4_32"><text:s/></text:span><text:span text:style-name="T4_33">selon</text:span><text:span text:style-name="T4_34"><text:s/></text:span><text:span text:style-name="T4_35">des</text:span><text:span text:style-name="T4_36"><text:s/></text:span><text:span text:style-name="T4_37">règles</text:span><text:span text:style-name="T4_38"><text:s/></text:span><text:span text:style-name="T4_39">pré</text:span><text:span text:style-name="T4_40">-</text:span><text:span text:style-name="T4_41">établies</text:span><text:span text:style-name="T4_42"><text:s/></text:span><text:span text:style-name="T4_43">dans</text:span><text:span text:style-name="T4_44"><text:s/></text:span><text:span text:style-name="T4_45">des</text:span><text:span text:style-name="T4_46"><text:s/></text:span><text:span text:style-name="T4_47">fichiers</text:span><text:span text:style-name="T4_48"><text:s/></text:span><text:span text:style-name="T4_49">de</text:span><text:span text:style-name="T4_50"><text:s/></text:span><text:span text:style-name="T4_51">configuration</text:span><text:span text:style-name="T4_52">.</text:span></text:p>
      <text:p text:style-name="P5"><text:span text:style-name="T5_1">En</text:span><text:span text:style-name="T5_2"><text:s/></text:span><text:span text:style-name="T5_3">effet</text:span><text:span text:style-name="T5_4">,<text:s/></text:span><text:span text:style-name="T5_5">ce</text:span><text:span text:style-name="T5_6"><text:s/></text:span><text:span text:style-name="T5_7">système</text:span><text:span text:style-name="T5_8"><text:s/></text:span><text:span text:style-name="T5_9">de</text:span><text:span text:style-name="T5_10"><text:s/></text:span><text:span text:style-name="T5_11">détection</text:span><text:span text:style-name="T5_12"><text:s/></text:span><text:span text:style-name="T5_13">est</text:span><text:span text:style-name="T5_14">,<text:s/></text:span><text:span text:style-name="T5_15">de</text:span><text:span text:style-name="T5_16"><text:s/></text:span><text:span text:style-name="T5_17">nos</text:span><text:span text:style-name="T5_18"><text:s/></text:span><text:span text:style-name="T5_19">jours</text:span><text:span text:style-name="T5_20">,<text:s/></text:span><text:span text:style-name="T5_21">devenu</text:span><text:span text:style-name="T5_22"><text:s/></text:span><text:span text:style-name="T5_23">indispensable</text:span><text:span text:style-name="T5_24"><text:s/></text:span><text:span text:style-name="T5_25">au</text:span><text:span text:style-name="T5_26"><text:s/></text:span><text:span text:style-name="T5_27">sein</text:span><text:span text:style-name="T5_28"><text:s/></text:span><text:span text:style-name="T5_29">d</text:span><text:span text:style-name="T5_30">’</text:span><text:span text:style-name="T5_31">une</text:span><text:span text:style-name="T5_32"><text:s/></text:span><text:span text:style-name="T5_33">architecture</text:span><text:span text:style-name="T5_34"><text:s/></text:span><text:span text:style-name="T5_35">informatique</text:span><text:span text:style-name="T5_36"><text:s/></text:span><text:span text:style-name="T5_37">sécurisée</text:span><text:span text:style-name="T5_38">.</text:span></text:p>
      <text:p text:style-name="P6"/>
      <text:p text:style-name="P7"><text:span text:style-name="T7_1">*</text:span><text:span text:style-name="T7_2">Un</text:span><text:span text:style-name="T7_3"><text:s/></text:span><text:span text:style-name="T7_4">sniffer</text:span><text:span text:style-name="T7_5"><text:s/></text:span><text:span text:style-name="T7_6">est</text:span><text:span text:style-name="T7_7"><text:s/></text:span><text:span text:style-name="T7_8">un</text:span><text:span text:style-name="T7_9"><text:s/></text:span><text:span text:style-name="T7_10">logiciel</text:span><text:span text:style-name="T7_11"><text:s/></text:span><text:span text:style-name="T7_12">capable</text:span><text:span text:style-name="T7_13"><text:s/></text:span><text:span text:style-name="T7_14">de</text:span><text:span text:style-name="T7_15"><text:s/></text:span><text:span text:style-name="T7_16">capturer</text:span><text:span text:style-name="T7_17">,<text:s/></text:span><text:span text:style-name="T7_18">lire</text:span><text:span text:style-name="T7_19"><text:s/></text:span><text:span text:style-name="T7_20">et</text:span><text:span text:style-name="T7_21"><text:s/></text:span><text:span text:style-name="T7_22">enregistrer</text:span><text:span text:style-name="T7_23"><text:s/></text:span><text:span text:style-name="T7_24">les</text:span><text:span text:style-name="T7_25"><text:s/></text:span><text:span text:style-name="T7_26">paquets</text:span><text:span text:style-name="T7_27"><text:s/></text:span><text:span text:style-name="T7_28">qui</text:span><text:span text:style-name="T7_29"><text:s/></text:span><text:span text:style-name="T7_30">transitent</text:span><text:span text:style-name="T7_31"><text:s/></text:span><text:span text:style-name="T7_32">sur</text:span><text:span text:style-name="T7_33"><text:s/></text:span><text:span text:style-name="T7_34">le</text:span><text:span text:style-name="T7_35"><text:s/></text:span><text:span text:style-name="T7_36">réseau</text:span><text:span text:style-name="T7_37">.</text:span></text:p>
      <text:p text:style-name="P8"/>
      <text:p text:style-name="P9"><text:span text:style-name="T9_1">L</text:span><text:span text:style-name="T9_2">’</text:span><text:span text:style-name="T9_3">IDS</text:span><text:span text:style-name="T9_4"><text:s/></text:span><text:span text:style-name="T9_5">peut</text:span><text:span text:style-name="T9_6"><text:s/></text:span><text:span text:style-name="T9_7">analyser</text:span><text:span text:style-name="T9_8"><text:s/></text:span><text:span text:style-name="T9_9">trois</text:span><text:span text:style-name="T9_10"><text:s/></text:span><text:span text:style-name="T9_11">couches</text:span><text:span text:style-name="T9_12"><text:s/>:</text:span></text:p>
      <text:p text:style-name="P10"><text:span text:style-name="T10_1">-<text:s/></text:span><text:span text:style-name="T10_2">Couche</text:span><text:span text:style-name="T10_3"><text:s/></text:span><text:span text:style-name="T10_4">Réseau</text:span><text:span text:style-name="T10_5"><text:s/>(</text:span><text:span text:style-name="T10_6">IP</text:span><text:span text:style-name="T10_7">,<text:s/></text:span><text:span text:style-name="T10_8">ICMP</text:span><text:span text:style-name="T10_9">)</text:span></text:p>
      <text:p text:style-name="P11"><text:span text:style-name="T11_1">-<text:s/></text:span><text:span text:style-name="T11_2">Couche</text:span><text:span text:style-name="T11_3"><text:s/></text:span><text:span text:style-name="T11_4">Transport</text:span><text:span text:style-name="T11_5"><text:s/>(</text:span><text:span text:style-name="T11_6">TCP</text:span><text:span text:style-name="T11_7">,<text:s/></text:span><text:span text:style-name="T11_8">UDP</text:span><text:span text:style-name="T11_9">)</text:span></text:p>
      <text:p text:style-name="P12"><text:span text:style-name="T12_1">-<text:s/></text:span><text:span text:style-name="T12_2">Couche</text:span><text:span text:style-name="T12_3"><text:s/></text:span><text:span text:style-name="T12_4">Application</text:span><text:span text:style-name="T12_5"><text:s/>(</text:span><text:span text:style-name="T12_6">HTTP</text:span><text:span text:style-name="T12_7">,<text:s/></text:span><text:span text:style-name="T12_8">Telnet</text:span><text:span text:style-name="T12_9">)</text:span></text:p>
      <text:p text:style-name="P13"/>
      <text:p text:style-name="P14"><text:span text:style-name="T14_1">Il</text:span><text:span text:style-name="T14_2"><text:s/></text:span><text:span text:style-name="T14_3">existe</text:span><text:span text:style-name="T14_4"><text:s/></text:span><text:span text:style-name="T14_5">deux</text:span><text:span text:style-name="T14_6"><text:s/></text:span><text:span text:style-name="T14_7">types</text:span><text:span text:style-name="T14_8"><text:s/></text:span><text:span text:style-name="T14_9">d</text:span><text:span text:style-name="T14_10">’</text:span><text:span text:style-name="T14_11">IDS</text:span><text:span text:style-name="T14_12"><text:s/>:</text:span></text:p>
      <text:p text:style-name="P15"><text:span text:style-name="T15_1">-<text:s/></text:span><text:span text:style-name="T15_2">le</text:span><text:span text:style-name="T15_3"><text:s/></text:span><text:span text:style-name="T15_4">HIDS</text:span><text:span text:style-name="T15_5"><text:s/>(</text:span><text:span text:style-name="T15_6">Host</text:span><text:span text:style-name="T15_7"><text:s/></text:span><text:span text:style-name="T15_8">IDS</text:span><text:span text:style-name="T15_9">)<text:s/></text:span><text:span text:style-name="T15_10">qui</text:span><text:span text:style-name="T15_11"><text:s/></text:span><text:span text:style-name="T15_12">est</text:span><text:span text:style-name="T15_13"><text:s/></text:span><text:span text:style-name="T15_14">directement</text:span><text:span text:style-name="T15_15"><text:s/></text:span><text:span text:style-name="T15_16">placé</text:span><text:span text:style-name="T15_17"><text:s/></text:span><text:span text:style-name="T15_18">sur</text:span><text:span text:style-name="T15_19"><text:s/></text:span><text:span text:style-name="T15_20">un</text:span><text:span text:style-name="T15_21"><text:s/></text:span><text:span text:style-name="T15_22">ordinateur</text:span><text:span text:style-name="T15_23"><text:s/></text:span><text:span text:style-name="T15_24">hôte</text:span><text:span text:style-name="T15_25"><text:s/></text:span><text:span text:style-name="T15_26">pour</text:span><text:span text:style-name="T15_27"><text:s/></text:span><text:span text:style-name="T15_28">surveiller</text:span><text:span text:style-name="T15_29"><text:s/></text:span><text:span text:style-name="T15_30">le</text:span><text:span text:style-name="T15_31"><text:s/></text:span><text:span text:style-name="T15_32">système</text:span><text:span text:style-name="T15_33"><text:s/></text:span><text:span text:style-name="T15_34">et</text:span><text:span text:style-name="T15_35"><text:s/></text:span><text:span text:style-name="T15_36">ses</text:span><text:span text:style-name="T15_37"><text:s/></text:span><text:span text:style-name="T15_38">applications</text:span><text:span text:style-name="T15_39">.<text:s/></text:span><text:span text:style-name="T15_40">Ce</text:span><text:span text:style-name="T15_41"><text:s/></text:span><text:span text:style-name="T15_42">type</text:span><text:span text:style-name="T15_43"><text:s/></text:span><text:span text:style-name="T15_44">de</text:span><text:span text:style-name="T15_45"><text:s/></text:span><text:span text:style-name="T15_46">système</text:span><text:span text:style-name="T15_47"><text:s/></text:span><text:span text:style-name="T15_48">est</text:span><text:span text:style-name="T15_49"><text:s/></text:span><text:span text:style-name="T15_50">très</text:span><text:span text:style-name="T15_51"><text:s/></text:span><text:span text:style-name="T15_52">utile</text:span><text:span text:style-name="T15_53"><text:s/></text:span><text:span text:style-name="T15_54">pour</text:span><text:span text:style-name="T15_55"><text:s/></text:span><text:span text:style-name="T15_56">s</text:span><text:span text:style-name="T15_57">’</text:span><text:span text:style-name="T15_58">assurer</text:span><text:span text:style-name="T15_59"><text:s/></text:span><text:span text:style-name="T15_60">qu</text:span><text:span text:style-name="T15_61">’</text:span><text:span text:style-name="T15_62">une</text:span><text:span text:style-name="T15_63"><text:s/></text:span><text:span text:style-name="T15_64">machine</text:span><text:span text:style-name="T15_65"><text:s/></text:span><text:span text:style-name="T15_66">n</text:span><text:span text:style-name="T15_67">’</text:span><text:span text:style-name="T15_68">est</text:span><text:span text:style-name="T15_69"><text:s/></text:span><text:span text:style-name="T15_70">pas</text:span><text:span text:style-name="T15_71"><text:s/></text:span><text:span text:style-name="T15_72">infectée</text:span><text:span text:style-name="T15_73">.</text:span></text:p>
      <text:p text:style-name="P16"><text:span text:style-name="T16_1">-</text:span><text:span text:style-name="T16_2">le</text:span><text:span text:style-name="T16_3"><text:s/></text:span><text:span text:style-name="T16_4">NIDS</text:span><text:span text:style-name="T16_5"><text:s/>(</text:span><text:span text:style-name="T16_6">Network</text:span><text:span text:style-name="T16_7"><text:s/></text:span><text:span text:style-name="T16_8">IDS</text:span><text:span text:style-name="T16_9">)<text:s/></text:span><text:span text:style-name="T16_10">qui</text:span><text:span text:style-name="T16_11"><text:s/></text:span><text:span text:style-name="T16_12">est</text:span><text:span text:style-name="T16_13"><text:s/></text:span><text:span text:style-name="T16_14">une</text:span><text:span text:style-name="T16_15"><text:s/></text:span><text:span text:style-name="T16_16">sonde</text:span><text:span text:style-name="T16_17"><text:s/></text:span><text:span text:style-name="T16_18">placée</text:span><text:span text:style-name="T16_19"><text:s/></text:span><text:span text:style-name="T16_20">sur</text:span><text:span text:style-name="T16_21"><text:s/></text:span><text:span text:style-name="T16_22">le</text:span><text:span text:style-name="T16_23"><text:s/></text:span><text:span text:style-name="T16_24">réseau</text:span><text:span text:style-name="T16_25"><text:s/></text:span><text:span text:style-name="T16_26">pour</text:span><text:span text:style-name="T16_27"><text:s/></text:span><text:span text:style-name="T16_28">surveiller</text:span><text:span text:style-name="T16_29"><text:s/></text:span><text:span text:style-name="T16_30">ce</text:span><text:span text:style-name="T16_31"><text:s/></text:span><text:span text:style-name="T16_32">dernier</text:span><text:span text:style-name="T16_33"><text:s/></text:span><text:span text:style-name="T16_34">dans</text:span><text:span text:style-name="T16_35"><text:s/></text:span><text:span text:style-name="T16_36">son</text:span><text:span text:style-name="T16_37"><text:s/></text:span><text:span text:style-name="T16_38">ensemble</text:span><text:span text:style-name="T16_39">.<text:s/></text:span><text:span text:style-name="T16_40">Il</text:span><text:span text:style-name="T16_41"><text:s/></text:span><text:span text:style-name="T16_42">capture</text:span><text:span text:style-name="T16_43"><text:s/></text:span><text:span text:style-name="T16_44">tout</text:span><text:span text:style-name="T16_45"><text:s/></text:span><text:span text:style-name="T16_46">le</text:span><text:span text:style-name="T16_47"><text:s/></text:span><text:span text:style-name="T16_48">trafic</text:span><text:span text:style-name="T16_49"><text:s/></text:span><text:span text:style-name="T16_50">et</text:span><text:span text:style-name="T16_51"><text:s/></text:span><text:span text:style-name="T16_52">l</text:span><text:span text:style-name="T16_53">’</text:span><text:span text:style-name="T16_54">analyse</text:span><text:span text:style-name="T16_55"><text:s/></text:span><text:span text:style-name="T16_56">pour</text:span><text:span text:style-name="T16_57"><text:s/></text:span><text:span text:style-name="T16_58">rechercher</text:span><text:span text:style-name="T16_59"><text:s/></text:span><text:span text:style-name="T16_60">les</text:span><text:span text:style-name="T16_61"><text:s/></text:span><text:span text:style-name="T16_62">paquets</text:span><text:span text:style-name="T16_63"><text:s/></text:span><text:span text:style-name="T16_64">suspects</text:span><text:span text:style-name="T16_65">.</text:span></text:p>
      <text:p text:style-name="P17"/>
      <text:p text:style-name="P18"><text:span text:style-name="T18_1">Le</text:span><text:span text:style-name="T18_2"><text:s/></text:span><text:span text:style-name="T18_3">problème</text:span><text:span text:style-name="T18_4"><text:s/></text:span><text:span text:style-name="T18_5">réside</text:span><text:span text:style-name="T18_6"><text:s/></text:span><text:span text:style-name="T18_7">dans</text:span><text:span text:style-name="T18_8"><text:s/></text:span><text:span text:style-name="T18_9">le</text:span><text:span text:style-name="T18_10"><text:s/></text:span><text:span text:style-name="T18_11">fait</text:span><text:span text:style-name="T18_12"><text:s/></text:span><text:span text:style-name="T18_13">que</text:span><text:span text:style-name="T18_14"><text:s/></text:span><text:span text:style-name="T18_15">certains</text:span><text:span text:style-name="T18_16"><text:s/></text:span><text:span text:style-name="T18_17">paquets</text:span><text:span text:style-name="T18_18"><text:s/></text:span><text:span text:style-name="T18_19">considérés</text:span><text:span text:style-name="T18_20"><text:s/></text:span><text:span text:style-name="T18_21">comme</text:span><text:span text:style-name="T18_22"><text:s/></text:span><text:span text:style-name="T18_23">suspects</text:span><text:span text:style-name="T18_24"><text:s/></text:span><text:span text:style-name="T18_25">ne</text:span><text:span text:style-name="T18_26"><text:s/></text:span><text:span text:style-name="T18_27">le</text:span><text:span text:style-name="T18_28"><text:s/></text:span><text:span text:style-name="T18_29">sont</text:span><text:span text:style-name="T18_30"><text:s/></text:span><text:span text:style-name="T18_31">en</text:span><text:span text:style-name="T18_32"><text:s/></text:span><text:span text:style-name="T18_33">fait</text:span><text:span text:style-name="T18_34"><text:s/></text:span><text:span text:style-name="T18_35">pas</text:span><text:span text:style-name="T18_36"><text:s/>:<text:s/></text:span><text:span text:style-name="T18_37">les</text:span><text:span text:style-name="T18_38"><text:s/></text:span><text:span text:style-name="T18_39">faux</text:span><text:span text:style-name="T18_40">-</text:span><text:span text:style-name="T18_41">positifs</text:span><text:span text:style-name="T18_42">.</text:span></text:p>
      <text:p text:style-name="P19"><text:span text:style-name="T19_1">A</text:span><text:span text:style-name="T19_2"><text:s/></text:span><text:span text:style-name="T19_3">l</text:span><text:span text:style-name="T19_4">’</text:span><text:span text:style-name="T19_5">inverse</text:span><text:span text:style-name="T19_6">,<text:s/></text:span><text:span text:style-name="T19_7">des</text:span><text:span text:style-name="T19_8"><text:s/></text:span><text:span text:style-name="T19_9">paquets</text:span><text:span text:style-name="T19_10"><text:s/></text:span><text:span text:style-name="T19_11">malveillants</text:span><text:span text:style-name="T19_12"><text:s/></text:span><text:span text:style-name="T19_13">peuvent</text:span><text:span text:style-name="T19_14"><text:s/></text:span><text:span text:style-name="T19_15">passer</text:span><text:span text:style-name="T19_16"><text:s/></text:span><text:span text:style-name="T19_17">sans</text:span><text:span text:style-name="T19_18"><text:s/></text:span><text:span text:style-name="T19_19">être</text:span><text:span text:style-name="T19_20"><text:s/></text:span><text:span text:style-name="T19_21">détéctés</text:span><text:span text:style-name="T19_22"><text:s/></text:span><text:span text:style-name="T19_23">par</text:span><text:span text:style-name="T19_24"><text:s/></text:span><text:span text:style-name="T19_25">la</text:span><text:span text:style-name="T19_26"><text:s/></text:span><text:span text:style-name="T19_27">sonde</text:span><text:span text:style-name="T19_28">,<text:s/></text:span><text:span text:style-name="T19_29">ce</text:span><text:span text:style-name="T19_30"><text:s/></text:span><text:span text:style-name="T19_31">sont</text:span><text:span text:style-name="T19_32"><text:s/></text:span><text:span text:style-name="T19_33">des</text:span><text:span text:style-name="T19_34"><text:s/></text:span><text:span text:style-name="T19_35">faux</text:span><text:span text:style-name="T19_36">-</text:span><text:span text:style-name="T19_37">négatifs</text:span><text:span text:style-name="T19_38">.</text:span></text:p>
      <text:p text:style-name="P20"><text:span text:style-name="T20_1">Ces</text:span><text:span text:style-name="T20_2"><text:s/></text:span><text:span text:style-name="T20_3">faux</text:span><text:span text:style-name="T20_4">-</text:span><text:span text:style-name="T20_5">négatifs</text:span><text:span text:style-name="T20_6"><text:s/></text:span><text:span text:style-name="T20_7">utilisent</text:span><text:span text:style-name="T20_8"><text:s/></text:span><text:span text:style-name="T20_9">une</text:span><text:span text:style-name="T20_10"><text:s/></text:span><text:span text:style-name="T20_11">technique</text:span><text:span text:style-name="T20_12"><text:s/></text:span><text:span text:style-name="T20_13">appelée</text:span><text:span text:style-name="T20_14"><text:s/></text:span><text:span text:style-name="T20_15">Evasion</text:span><text:span text:style-name="T20_16"><text:s/></text:span><text:span text:style-name="T20_17">pour</text:span><text:span text:style-name="T20_18"><text:s/></text:span><text:span text:style-name="T20_19">ne</text:span><text:span text:style-name="T20_20"><text:s/></text:span><text:span text:style-name="T20_21">pas</text:span><text:span text:style-name="T20_22"><text:s/></text:span><text:span text:style-name="T20_23">être</text:span><text:span text:style-name="T20_24"><text:s/></text:span><text:span text:style-name="T20_25">repéré</text:span><text:span text:style-name="T20_26"><text:s/></text:span><text:span text:style-name="T20_27">par</text:span><text:span text:style-name="T20_28"><text:s/></text:span><text:span text:style-name="T20_29">la</text:span><text:span text:style-name="T20_30"><text:s/></text:span><text:span text:style-name="T20_31">sonde</text:span><text:span text:style-name="T20_32">.</text:span></text:p>
      <text:p text:style-name="P21"/>
      <text:p text:style-name="P22"><text:span text:style-name="T22_1">Selon</text:span><text:span text:style-name="T22_2"><text:s/></text:span><text:span text:style-name="T22_3">le</text:span><text:span text:style-name="T22_4"><text:s/></text:span><text:span text:style-name="T22_5">type</text:span><text:span text:style-name="T22_6"><text:s/></text:span><text:span text:style-name="T22_7">de</text:span><text:span text:style-name="T22_8"><text:s/></text:span><text:span text:style-name="T22_9">trafic</text:span><text:span text:style-name="T22_10"><text:s/></text:span><text:span text:style-name="T22_11">analysé</text:span><text:span text:style-name="T22_12">,<text:s/></text:span><text:span text:style-name="T22_13">l</text:span><text:span text:style-name="T22_14">’</text:span><text:span text:style-name="T22_15">IDS</text:span><text:span text:style-name="T22_16"><text:s/></text:span><text:span text:style-name="T22_17">peut</text:span><text:span text:style-name="T22_18"><text:s/></text:span><text:span text:style-name="T22_19">faire</text:span><text:span text:style-name="T22_20"><text:s/></text:span><text:span text:style-name="T22_21">différentes</text:span><text:span text:style-name="T22_22"><text:s/></text:span><text:span text:style-name="T22_23">actions</text:span><text:span text:style-name="T22_24"><text:s/>:</text:span></text:p>
      <text:p text:style-name="P23"><text:span text:style-name="T23_1">-<text:s/></text:span><text:span text:style-name="T23_2">Journaliser</text:span><text:span text:style-name="T23_3"><text:s/></text:span><text:span text:style-name="T23_4">l</text:span><text:span text:style-name="T23_5">’</text:span><text:span text:style-name="T23_6">événement</text:span><text:span text:style-name="T23_7"><text:s/>(</text:span><text:span text:style-name="T23_8">Source</text:span><text:span text:style-name="T23_9"><text:s/></text:span><text:span text:style-name="T23_10">d</text:span><text:span text:style-name="T23_11">’</text:span><text:span text:style-name="T23_12">information</text:span><text:span text:style-name="T23_13"><text:s/></text:span><text:span text:style-name="T23_14">et</text:span><text:span text:style-name="T23_15"><text:s/></text:span><text:span text:style-name="T23_16">vision</text:span><text:span text:style-name="T23_17"><text:s/></text:span><text:span text:style-name="T23_18">des</text:span><text:span text:style-name="T23_19"><text:s/></text:span><text:span text:style-name="T23_20">menaces</text:span><text:span text:style-name="T23_21"><text:s/></text:span><text:span text:style-name="T23_22">courantes</text:span><text:span text:style-name="T23_23">)</text:span></text:p>
      <text:p text:style-name="P24"><text:span text:style-name="T24_1">-<text:s/></text:span><text:span text:style-name="T24_2">Avertir</text:span><text:span text:style-name="T24_3"><text:s/></text:span><text:span text:style-name="T24_4">un</text:span><text:span text:style-name="T24_5"><text:s/></text:span><text:span text:style-name="T24_6">système</text:span><text:span text:style-name="T24_7"><text:s/></text:span><text:span text:style-name="T24_8">avec</text:span><text:span text:style-name="T24_9"><text:s/></text:span><text:span text:style-name="T24_10">un</text:span><text:span text:style-name="T24_11"><text:s/></text:span><text:span text:style-name="T24_12">message</text:span><text:span text:style-name="T24_13"><text:s/>(</text:span><text:span text:style-name="T24_14">Appel</text:span><text:span text:style-name="T24_15"><text:s/></text:span><text:span text:style-name="T24_16">SNMP</text:span><text:span text:style-name="T24_17">)</text:span></text:p>
      <text:p text:style-name="P25"><text:span text:style-name="T25_1">-<text:s/></text:span><text:span text:style-name="T25_2">Avertir</text:span><text:span text:style-name="T25_3"><text:s/></text:span><text:span text:style-name="T25_4">un</text:span><text:span text:style-name="T25_5"><text:s/></text:span><text:span text:style-name="T25_6">humain</text:span><text:span text:style-name="T25_7"><text:s/></text:span><text:span text:style-name="T25_8">avec</text:span><text:span text:style-name="T25_9"><text:s/></text:span><text:span text:style-name="T25_10">un</text:span><text:span text:style-name="T25_11"><text:s/></text:span><text:span text:style-name="T25_12">message</text:span><text:span text:style-name="T25_13"><text:s/>(</text:span><text:span text:style-name="T25_14">Courrier</text:span><text:span text:style-name="T25_15"><text:s/></text:span><text:span text:style-name="T25_16">électronique</text:span><text:span text:style-name="T25_17">,<text:s/></text:span><text:span text:style-name="T25_18">SMS</text:span><text:span text:style-name="T25_19">,<text:s/></text:span><text:span text:style-name="T25_20">interface</text:span><text:span text:style-name="T25_21"><text:s/></text:span><text:span text:style-name="T25_22">web</text:span><text:span text:style-name="T25_23">,<text:s/></text:span><text:span text:style-name="T25_24">etc</text:span><text:span text:style-name="T25_25">...)</text:span></text:p>
      <text:p text:style-name="P26"><text:span text:style-name="T26_1">-<text:s/></text:span><text:span text:style-name="T26_2">Amorcer</text:span><text:span text:style-name="T26_3"><text:s/></text:span><text:span text:style-name="T26_4">certaines</text:span><text:span text:style-name="T26_5"><text:s/></text:span><text:span text:style-name="T26_6">actions</text:span><text:span text:style-name="T26_7"><text:s/></text:span><text:span text:style-name="T26_8">sur</text:span><text:span text:style-name="T26_9"><text:s/></text:span><text:span text:style-name="T26_10">un</text:span><text:span text:style-name="T26_11"><text:s/></text:span><text:span text:style-name="T26_12">réseau</text:span><text:span text:style-name="T26_13"><text:s/></text:span><text:span text:style-name="T26_14">ou</text:span><text:span text:style-name="T26_15"><text:s/></text:span><text:span text:style-name="T26_16">hôte</text:span><text:span text:style-name="T26_17"><text:s/>(</text:span><text:span text:style-name="T26_18">Mettre</text:span><text:span text:style-name="T26_19"><text:s/></text:span><text:span text:style-name="T26_20">fin</text:span><text:span text:style-name="T26_21"><text:s/></text:span><text:span text:style-name="T26_22">à</text:span><text:span text:style-name="T26_23"><text:s/></text:span><text:span text:style-name="T26_24">une</text:span><text:span text:style-name="T26_25"><text:s/></text:span><text:span text:style-name="T26_26">connexion</text:span><text:span text:style-name="T26_27"><text:s/></text:span><text:span text:style-name="T26_28">réseau</text:span><text:span text:style-name="T26_29">,</text:span></text:p>
      <text:p text:style-name="P27"><text:span text:style-name="T27_1">ralentir</text:span><text:span text:style-name="T27_2"><text:s/></text:span><text:span text:style-name="T27_3">le</text:span><text:span text:style-name="T27_4"><text:s/></text:span><text:span text:style-name="T27_5">débit</text:span><text:span text:style-name="T27_6"><text:s/></text:span><text:span text:style-name="T27_7">des</text:span><text:span text:style-name="T27_8"><text:s/></text:span><text:span text:style-name="T27_9">connexions</text:span><text:span text:style-name="T27_10">,<text:s/></text:span><text:span text:style-name="T27_11">etc</text:span><text:span text:style-name="T27_12">...)</text:span></text:p>
      <text:p text:style-name="P28"/>
      <text:p text:style-name="P29"><text:span text:style-name="T29_1">Les</text:span><text:span text:style-name="T29_2"><text:s/></text:span><text:span text:style-name="T29_3">méthodes</text:span><text:span text:style-name="T29_4"><text:s/></text:span><text:span text:style-name="T29_5">de</text:span><text:span text:style-name="T29_6"><text:s/></text:span><text:span text:style-name="T29_7">détection</text:span><text:span text:style-name="T29_8"><text:s/></text:span><text:span text:style-name="T29_9">se</text:span><text:span text:style-name="T29_10"><text:s/></text:span><text:span text:style-name="T29_11">distinguent</text:span><text:span text:style-name="T29_12"><text:s/></text:span><text:span text:style-name="T29_13">en</text:span><text:span text:style-name="T29_14"><text:s/></text:span><text:span text:style-name="T29_15">deux</text:span><text:span text:style-name="T29_16"><text:s/></text:span><text:span text:style-name="T29_17">grandes</text:span><text:span text:style-name="T29_18"><text:s/></text:span><text:span text:style-name="T29_19">familles</text:span><text:span text:style-name="T29_20"><text:s/>:<text:s/></text:span></text:p>
      <text:p text:style-name="P30"><text:span text:style-name="T30_1">-<text:s/></text:span><text:span text:style-name="T30_2">Par</text:span><text:span text:style-name="T30_3"><text:s/></text:span><text:span text:style-name="T30_4">signature</text:span></text:p>
      <text:p text:style-name="P31"><text:span text:style-name="T31_1">-<text:s/></text:span><text:span text:style-name="T31_2">Comportementale</text:span></text:p>
      <text:p text:style-name="P32"/>
      <text:p text:style-name="P33"><text:span text:style-name="T33_1">La</text:span><text:span text:style-name="T33_2"><text:s/></text:span><text:span text:style-name="T33_3">méthode</text:span><text:span text:style-name="T33_4"><text:s/></text:span><text:span text:style-name="T33_5">de</text:span><text:span text:style-name="T33_6"><text:s/></text:span><text:span text:style-name="T33_7">détection</text:span><text:span text:style-name="T33_8"><text:s/></text:span><text:span text:style-name="T33_9">par</text:span><text:span text:style-name="T33_10"><text:s/></text:span><text:span text:style-name="T33_11">signature</text:span><text:span text:style-name="T33_12"><text:s/></text:span><text:span text:style-name="T33_13">est</text:span><text:span text:style-name="T33_14"><text:s/></text:span><text:span text:style-name="T33_15">la</text:span><text:span text:style-name="T33_16"><text:s/></text:span><text:span text:style-name="T33_17">plus</text:span><text:span text:style-name="T33_18"><text:s/></text:span><text:span text:style-name="T33_19">simple</text:span><text:span text:style-name="T33_20"><text:s/></text:span><text:span text:style-name="T33_21">car</text:span><text:span text:style-name="T33_22"><text:s/></text:span><text:span text:style-name="T33_23">elle</text:span><text:span text:style-name="T33_24"><text:s/></text:span><text:span text:style-name="T33_25">est</text:span><text:span text:style-name="T33_26"><text:s/></text:span><text:span text:style-name="T33_27">basée</text:span><text:span text:style-name="T33_28"><text:s/></text:span><text:span text:style-name="T33_29">sur</text:span><text:span text:style-name="T33_30"><text:s/></text:span><text:span text:style-name="T33_31">la</text:span><text:span text:style-name="T33_32"><text:s/></text:span><text:span text:style-name="T33_33">reconnaissance</text:span><text:span text:style-name="T33_34"><text:s/></text:span><text:span text:style-name="T33_35">de</text:span><text:span text:style-name="T33_36"><text:s/></text:span><text:span text:style-name="T33_37">schémas</text:span><text:span text:style-name="T33_38"><text:s/></text:span><text:span text:style-name="T33_39">connus</text:span><text:span text:style-name="T33_40"><text:s/></text:span><text:span text:style-name="T33_41">par</text:span><text:span text:style-name="T33_42"><text:s/></text:span><text:span text:style-name="T33_43">expressions</text:span><text:span text:style-name="T33_44"><text:s/></text:span><text:span text:style-name="T33_45">régulières</text:span><text:span text:style-name="T33_46">.</text:span></text:p>
      <text:p text:style-name="P34"><text:span text:style-name="T34_1">Chaque</text:span><text:span text:style-name="T34_2"><text:s/></text:span><text:span text:style-name="T34_3">attaque</text:span><text:span text:style-name="T34_4"><text:s/></text:span><text:span text:style-name="T34_5">connue</text:span><text:span text:style-name="T34_6"><text:s/></text:span><text:span text:style-name="T34_7">a</text:span><text:span text:style-name="T34_8"><text:s/></text:span><text:span text:style-name="T34_9">sa</text:span><text:span text:style-name="T34_10"><text:s/></text:span><text:span text:style-name="T34_11">signature</text:span><text:span text:style-name="T34_12"><text:s/></text:span><text:span text:style-name="T34_13">associée</text:span><text:span text:style-name="T34_14"><text:s/></text:span><text:span text:style-name="T34_15">stockée</text:span><text:span text:style-name="T34_16"><text:s/></text:span><text:span text:style-name="T34_17">dans</text:span><text:span text:style-name="T34_18"><text:s/></text:span><text:span text:style-name="T34_19">une</text:span><text:span text:style-name="T34_20"><text:s/></text:span><text:span text:style-name="T34_21">base</text:span><text:span text:style-name="T34_22"><text:s/></text:span><text:span text:style-name="T34_23">de</text:span><text:span text:style-name="T34_24"><text:s/></text:span><text:span text:style-name="T34_25">données</text:span><text:span text:style-name="T34_26">.</text:span></text:p>
      <text:p text:style-name="P35"><text:span text:style-name="T35_1">Ces</text:span><text:span text:style-name="T35_2"><text:s/></text:span><text:span text:style-name="T35_3">signatures</text:span><text:span text:style-name="T35_4"><text:s/></text:span><text:span text:style-name="T35_5">sont</text:span><text:span text:style-name="T35_6"><text:s/></text:span><text:span text:style-name="T35_7">comparées</text:span><text:span text:style-name="T35_8"><text:s/></text:span><text:span text:style-name="T35_9">systématiquement</text:span><text:span text:style-name="T35_10"><text:s/></text:span><text:span text:style-name="T35_11">à</text:span><text:span text:style-name="T35_12"><text:s/></text:span><text:span text:style-name="T35_13">celles</text:span><text:span text:style-name="T35_14"><text:s/></text:span><text:span text:style-name="T35_15">des</text:span><text:span text:style-name="T35_16"><text:s/></text:span><text:span text:style-name="T35_17">paquets</text:span><text:span text:style-name="T35_18"><text:s/></text:span><text:span text:style-name="T35_19">qui</text:span><text:span text:style-name="T35_20"><text:s/></text:span><text:span text:style-name="T35_21">transitent</text:span><text:span text:style-name="T35_22">.</text:span></text:p>
      <text:p text:style-name="P36"><text:span text:style-name="T36_1">On</text:span><text:span text:style-name="T36_2"><text:s/></text:span><text:span text:style-name="T36_3">a</text:span><text:span text:style-name="T36_4"><text:s/></text:span><text:span text:style-name="T36_5">donc</text:span><text:span text:style-name="T36_6"><text:s/></text:span><text:span text:style-name="T36_7">peu</text:span><text:span text:style-name="T36_8"><text:s/></text:span><text:span text:style-name="T36_9">de</text:span><text:span text:style-name="T36_10"><text:s/></text:span><text:span text:style-name="T36_11">faux</text:span><text:span text:style-name="T36_12">-</text:span><text:span text:style-name="T36_13">positifs</text:span><text:span text:style-name="T36_14"><text:s/></text:span><text:span text:style-name="T36_15">mais</text:span><text:span text:style-name="T36_16"><text:s/></text:span><text:span text:style-name="T36_17">il</text:span><text:span text:style-name="T36_18"><text:s/></text:span><text:span text:style-name="T36_19">faut</text:span><text:span text:style-name="T36_20"><text:s/></text:span><text:span text:style-name="T36_21">forcément</text:span><text:span text:style-name="T36_22"><text:s/></text:span><text:span text:style-name="T36_23">que</text:span><text:span text:style-name="T36_24"><text:s/></text:span><text:span text:style-name="T36_25">l</text:span><text:span text:style-name="T36_26">’</text:span><text:span text:style-name="T36_27">attaque</text:span><text:span text:style-name="T36_28"><text:s/></text:span><text:span text:style-name="T36_29">soit</text:span><text:span text:style-name="T36_30"><text:s/></text:span><text:span text:style-name="T36_31">connue</text:span><text:span text:style-name="T36_32"><text:s/></text:span><text:span text:style-name="T36_33">pour</text:span><text:span text:style-name="T36_34"><text:s/></text:span><text:span text:style-name="T36_35">être</text:span><text:span text:style-name="T36_36"><text:s/></text:span><text:span text:style-name="T36_37">détectée</text:span><text:span text:style-name="T36_38">.<text:s/></text:span><text:span text:style-name="T36_39">Cela</text:span><text:span text:style-name="T36_40"><text:s/></text:span><text:span text:style-name="T36_41">implique</text:span><text:span text:style-name="T36_42"><text:s/></text:span><text:span text:style-name="T36_43">une</text:span><text:span text:style-name="T36_44"><text:s/></text:span><text:span text:style-name="T36_45">maintenance</text:span><text:span text:style-name="T36_46"><text:s/></text:span><text:span text:style-name="T36_47">régulière</text:span><text:span text:style-name="T36_48"><text:s/></text:span><text:span text:style-name="T36_49">de</text:span><text:span text:style-name="T36_50"><text:s/></text:span><text:span text:style-name="T36_51">la</text:span><text:span text:style-name="T36_52"><text:s/></text:span><text:span text:style-name="T36_53">base</text:span><text:span text:style-name="T36_54"><text:s/></text:span><text:span text:style-name="T36_55">de</text:span><text:span text:style-name="T36_56"><text:s/></text:span><text:span text:style-name="T36_57">données</text:span><text:span text:style-name="T36_58">.</text:span></text:p>
      <text:p text:style-name="P37"><text:span text:style-name="T37_1">La</text:span><text:span text:style-name="T37_2"><text:s/></text:span><text:span text:style-name="T37_3">grosse</text:span><text:span text:style-name="T37_4"><text:s/></text:span><text:span text:style-name="T37_5">faiblesse</text:span><text:span text:style-name="T37_6"><text:s/></text:span><text:span text:style-name="T37_7">est</text:span><text:span text:style-name="T37_8"><text:s/></text:span><text:span text:style-name="T37_9">que</text:span><text:span text:style-name="T37_10"><text:s/></text:span><text:span text:style-name="T37_11">l</text:span><text:span text:style-name="T37_12">’</text:span><text:span text:style-name="T37_13">utilisation</text:span><text:span text:style-name="T37_14"><text:s/></text:span><text:span text:style-name="T37_15">de</text:span><text:span text:style-name="T37_16"><text:s/></text:span><text:span text:style-name="T37_17">techniques</text:span><text:span text:style-name="T37_18"><text:s/></text:span><text:span text:style-name="T37_19">d</text:span><text:span text:style-name="T37_20">’</text:span><text:span text:style-name="T37_21">evasion</text:span><text:span text:style-name="T37_22"><text:s/></text:span><text:span text:style-name="T37_23">incapacite</text:span><text:span text:style-name="T37_24"><text:s/></text:span><text:span text:style-name="T37_25">totalement</text:span><text:span text:style-name="T37_26"><text:s/></text:span><text:span text:style-name="T37_27">ce</text:span><text:span text:style-name="T37_28"><text:s/></text:span><text:span text:style-name="T37_29">type</text:span><text:span text:style-name="T37_30"><text:s/></text:span><text:span text:style-name="T37_31">de</text:span><text:span text:style-name="T37_32"><text:s/></text:span><text:span text:style-name="T37_33">défense</text:span><text:span text:style-name="T37_34">.</text:span></text:p>
      <text:p text:style-name="P38"/>
      <text:p text:style-name="P39"/>
      <text:p text:style-name="P40"><text:span text:style-name="T40_1">La</text:span><text:span text:style-name="T40_2"><text:s/></text:span><text:span text:style-name="T40_3">famille</text:span><text:span text:style-name="T40_4"><text:s/></text:span><text:span text:style-name="T40_5">comportementale</text:span><text:span text:style-name="T40_6"><text:s/></text:span><text:span text:style-name="T40_7">utilise</text:span><text:span text:style-name="T40_8"><text:s/></text:span><text:span text:style-name="T40_9">deux</text:span><text:span text:style-name="T40_10"><text:s/></text:span><text:span text:style-name="T40_11">méthodes</text:span><text:span text:style-name="T40_12"><text:s/></text:span><text:span text:style-name="T40_13">différentes</text:span><text:span text:style-name="T40_14"><text:s/>:<text:s/></text:span><text:span text:style-name="T40_15">la</text:span><text:span text:style-name="T40_16"><text:s/></text:span><text:span text:style-name="T40_17">détection</text:span><text:span text:style-name="T40_18"><text:s/></text:span><text:span text:style-name="T40_19">d</text:span><text:span text:style-name="T40_20">’</text:span><text:span text:style-name="T40_21">anomalie</text:span><text:span text:style-name="T40_22"><text:s/></text:span><text:span text:style-name="T40_23">ou</text:span><text:span text:style-name="T40_24"><text:s/></text:span><text:span text:style-name="T40_25">la</text:span><text:span text:style-name="T40_26"><text:s/></text:span><text:span text:style-name="T40_27">vérification</text:span><text:span text:style-name="T40_28"><text:s/></text:span><text:span text:style-name="T40_29">d</text:span><text:span text:style-name="T40_30">’</text:span><text:span text:style-name="T40_31">intégrité</text:span><text:span text:style-name="T40_32">.</text:span></text:p>
      <text:p text:style-name="P41"/>
      <text:p text:style-name="P42"><text:span text:style-name="T42_1">Pour</text:span><text:span text:style-name="T42_2"><text:s/></text:span><text:span text:style-name="T42_3">la</text:span><text:span text:style-name="T42_4"><text:s/></text:span><text:span text:style-name="T42_5">détection</text:span><text:span text:style-name="T42_6"><text:s/></text:span><text:span text:style-name="T42_7">d</text:span><text:span text:style-name="T42_8">’</text:span><text:span text:style-name="T42_9">anomalie</text:span><text:span text:style-name="T42_10">,<text:s/></text:span><text:span text:style-name="T42_11">on</text:span><text:span text:style-name="T42_12"><text:s/></text:span><text:span text:style-name="T42_13">considère</text:span><text:span text:style-name="T42_14"><text:s/></text:span><text:span text:style-name="T42_15">qu</text:span><text:span text:style-name="T42_16">’</text:span><text:span text:style-name="T42_17">un</text:span><text:span text:style-name="T42_18"><text:s/></text:span><text:span text:style-name="T42_19">comportement</text:span><text:span text:style-name="T42_20"><text:s/></text:span><text:span text:style-name="T42_21">qui</text:span><text:span text:style-name="T42_22"><text:s/></text:span><text:span text:style-name="T42_23">diffère</text:span><text:span text:style-name="T42_24"><text:s/></text:span><text:span text:style-name="T42_25">du</text:span><text:span text:style-name="T42_26"><text:s/></text:span><text:span text:style-name="T42_27">comportement</text:span><text:span text:style-name="T42_28"><text:s/>“</text:span><text:span text:style-name="T42_29">normal</text:span><text:span text:style-name="T42_30">”<text:s/></text:span><text:span text:style-name="T42_31">du</text:span><text:span text:style-name="T42_32"><text:s/></text:span><text:span text:style-name="T42_33">système</text:span><text:span text:style-name="T42_34"><text:s/></text:span><text:span text:style-name="T42_35">est</text:span><text:span text:style-name="T42_36"><text:s/></text:span><text:span text:style-name="T42_37">suspect</text:span><text:span text:style-name="T42_38">.<text:s/></text:span><text:span text:style-name="T42_39">Une</text:span><text:span text:style-name="T42_40"><text:s/></text:span><text:span text:style-name="T42_41">attaque</text:span><text:span text:style-name="T42_42"><text:s/></text:span><text:span text:style-name="T42_43">inconnue</text:span><text:span text:style-name="T42_44"><text:s/></text:span><text:span text:style-name="T42_45">peut</text:span><text:span text:style-name="T42_46"><text:s/></text:span><text:span text:style-name="T42_47">tout</text:span><text:span text:style-name="T42_48"><text:s/></text:span><text:span text:style-name="T42_49">de</text:span><text:span text:style-name="T42_50"><text:s/></text:span><text:span text:style-name="T42_51">même</text:span><text:span text:style-name="T42_52"><text:s/></text:span><text:span text:style-name="T42_53">être</text:span><text:span text:style-name="T42_54"><text:s/></text:span><text:span text:style-name="T42_55">détectée</text:span><text:span text:style-name="T42_56"><text:s/></text:span><text:span text:style-name="T42_57">grâce</text:span><text:span text:style-name="T42_58"><text:s/></text:span><text:span text:style-name="T42_59">à</text:span><text:span text:style-name="T42_60"><text:s/></text:span><text:span text:style-name="T42_61">ce</text:span><text:span text:style-name="T42_62"><text:s/></text:span><text:span text:style-name="T42_63">mécanisme</text:span><text:span text:style-name="T42_64">.</text:span></text:p>
      <text:p text:style-name="P43"><text:span text:style-name="T43_1">Pour</text:span><text:span text:style-name="T43_2"><text:s/></text:span><text:span text:style-name="T43_3">décrire</text:span><text:span text:style-name="T43_4"><text:s/></text:span><text:span text:style-name="T43_5">un</text:span><text:span text:style-name="T43_6"><text:s/></text:span><text:span text:style-name="T43_7">comportement</text:span><text:span text:style-name="T43_8"><text:s/></text:span><text:span text:style-name="T43_9">normal</text:span><text:span text:style-name="T43_10">,<text:s/></text:span><text:span text:style-name="T43_11">il</text:span><text:span text:style-name="T43_12"><text:s/></text:span><text:span text:style-name="T43_13">faut</text:span><text:span text:style-name="T43_14"><text:s/></text:span><text:span text:style-name="T43_15">créer</text:span><text:span text:style-name="T43_16"><text:s/></text:span><text:span text:style-name="T43_17">un</text:span><text:span text:style-name="T43_18"><text:s/></text:span><text:span text:style-name="T43_19">profil</text:span><text:span text:style-name="T43_20">.</text:span></text:p>
      <text:p text:style-name="P44"><text:span text:style-name="T44_1">Ce</text:span><text:span text:style-name="T44_2"><text:s/></text:span><text:span text:style-name="T44_3">profil</text:span><text:span text:style-name="T44_4"><text:s/></text:span><text:span text:style-name="T44_5">a</text:span><text:span text:style-name="T44_6"><text:s/></text:span><text:span text:style-name="T44_7">plusieurs</text:span><text:span text:style-name="T44_8"><text:s/></text:span><text:span text:style-name="T44_9">caractéristiques</text:span><text:span text:style-name="T44_10"><text:s/>(</text:span><text:span text:style-name="T44_11">volume</text:span><text:span text:style-name="T44_12"><text:s/></text:span><text:span text:style-name="T44_13">des</text:span><text:span text:style-name="T44_14"><text:s/></text:span><text:span text:style-name="T44_15">échanges</text:span><text:span text:style-name="T44_16"><text:s/></text:span><text:span text:style-name="T44_17">réseaux</text:span><text:span text:style-name="T44_18">,<text:s/></text:span><text:span text:style-name="T44_19">appels</text:span><text:span text:style-name="T44_20"><text:s/></text:span><text:span text:style-name="T44_21">systèmes</text:span><text:span text:style-name="T44_22">,<text:s/></text:span><text:span text:style-name="T44_23">commandes</text:span><text:span text:style-name="T44_24"><text:s/></text:span><text:span text:style-name="T44_25">usuelles</text:span><text:span text:style-name="T44_26">,<text:s/></text:span><text:span text:style-name="T44_27">etc</text:span><text:span text:style-name="T44_28">…)<text:s/></text:span><text:span text:style-name="T44_29">et</text:span><text:span text:style-name="T44_30"><text:s/></text:span><text:span text:style-name="T44_31">repose</text:span><text:span text:style-name="T44_32"><text:s/></text:span><text:span text:style-name="T44_33">sur</text:span><text:span text:style-name="T44_34"><text:s/></text:span><text:span text:style-name="T44_35">plusieurs</text:span><text:span text:style-name="T44_36"><text:s/></text:span><text:span text:style-name="T44_37">outils</text:span><text:span text:style-name="T44_38"><text:s/></text:span><text:span text:style-name="T44_39">assez</text:span><text:span text:style-name="T44_40"><text:s/></text:span><text:span text:style-name="T44_41">complexes</text:span><text:span text:style-name="T44_42">.</text:span></text:p>
      <text:p text:style-name="P45"><text:span text:style-name="T45_1">Cette</text:span><text:span text:style-name="T45_2"><text:s/></text:span><text:span text:style-name="T45_3">méthode</text:span><text:span text:style-name="T45_4"><text:s/></text:span><text:span text:style-name="T45_5">est</text:span><text:span text:style-name="T45_6"><text:s/></text:span><text:span text:style-name="T45_7">difficile</text:span><text:span text:style-name="T45_8"><text:s/></text:span><text:span text:style-name="T45_9">à</text:span><text:span text:style-name="T45_10"><text:s/></text:span><text:span text:style-name="T45_11">tromper</text:span><text:span text:style-name="T45_12">,<text:s/></text:span><text:span text:style-name="T45_13">permet</text:span><text:span text:style-name="T45_14"><text:s/></text:span><text:span text:style-name="T45_15">la</text:span><text:span text:style-name="T45_16"><text:s/></text:span><text:span text:style-name="T45_17">détection</text:span><text:span text:style-name="T45_18"><text:s/></text:span><text:span text:style-name="T45_19">d</text:span><text:span text:style-name="T45_20">’</text:span><text:span text:style-name="T45_21">attaques</text:span><text:span text:style-name="T45_22"><text:s/></text:span><text:span text:style-name="T45_23">jusqu</text:span><text:span text:style-name="T45_24">’</text:span><text:span text:style-name="T45_25">alors</text:span><text:span text:style-name="T45_26"><text:s/></text:span><text:span text:style-name="T45_27">inconnues</text:span><text:span text:style-name="T45_28"><text:s/></text:span><text:span text:style-name="T45_29">et</text:span><text:span text:style-name="T45_30"><text:s/></text:span><text:span text:style-name="T45_31">donc</text:span><text:span text:style-name="T45_32"><text:s/></text:span><text:span text:style-name="T45_33">de</text:span><text:span text:style-name="T45_34"><text:s/></text:span><text:span text:style-name="T45_35">créer</text:span><text:span text:style-name="T45_36"><text:s/></text:span><text:span text:style-name="T45_37">de</text:span><text:span text:style-name="T45_38"><text:s/></text:span><text:span text:style-name="T45_39">nouvelles</text:span><text:span text:style-name="T45_40"><text:s/></text:span><text:span text:style-name="T45_41">règles</text:span><text:span text:style-name="T45_42"><text:s/></text:span><text:span text:style-name="T45_43">pour</text:span><text:span text:style-name="T45_44"><text:s/></text:span><text:span text:style-name="T45_45">les</text:span><text:span text:style-name="T45_46"><text:s/></text:span><text:span text:style-name="T45_47">contrer</text:span><text:span text:style-name="T45_48">.</text:span></text:p>
      <text:p text:style-name="P46"><text:span text:style-name="T46_1">Mais</text:span><text:span text:style-name="T46_2"><text:s/></text:span><text:span text:style-name="T46_3">malheureusement</text:span><text:span text:style-name="T46_4">,<text:s/></text:span><text:span text:style-name="T46_5">le</text:span><text:span text:style-name="T46_6"><text:s/></text:span><text:span text:style-name="T46_7">taux</text:span><text:span text:style-name="T46_8"><text:s/></text:span><text:span text:style-name="T46_9">de</text:span><text:span text:style-name="T46_10"><text:s/></text:span><text:span text:style-name="T46_11">faux</text:span><text:span text:style-name="T46_12">-</text:span><text:span text:style-name="T46_13">positifs</text:span><text:span text:style-name="T46_14"><text:s/></text:span><text:span text:style-name="T46_15">est</text:span><text:span text:style-name="T46_16"><text:s/></text:span><text:span text:style-name="T46_17">trop</text:span><text:span text:style-name="T46_18"><text:s/></text:span><text:span text:style-name="T46_19">important</text:span><text:span text:style-name="T46_20"><text:s/></text:span><text:span text:style-name="T46_21">et</text:span><text:span text:style-name="T46_22"><text:s/></text:span><text:span text:style-name="T46_23">la</text:span><text:span text:style-name="T46_24"><text:s/></text:span><text:span text:style-name="T46_25">mise</text:span><text:span text:style-name="T46_26"><text:s/></text:span><text:span text:style-name="T46_27">en</text:span><text:span text:style-name="T46_28"><text:s/></text:span><text:span text:style-name="T46_29">place</text:span><text:span text:style-name="T46_30"><text:s/></text:span><text:span text:style-name="T46_31">d</text:span><text:span text:style-name="T46_32">’</text:span><text:span text:style-name="T46_33">un</text:span><text:span text:style-name="T46_34"><text:s/></text:span><text:span text:style-name="T46_35">profil</text:span><text:span text:style-name="T46_36"><text:s/></text:span><text:span text:style-name="T46_37">est</text:span><text:span text:style-name="T46_38"><text:s/></text:span><text:span text:style-name="T46_39">longue</text:span><text:span text:style-name="T46_40"><text:s/></text:span><text:span text:style-name="T46_41">et</text:span><text:span text:style-name="T46_42"><text:s/></text:span><text:span text:style-name="T46_43">difficile</text:span><text:span text:style-name="T46_44">.</text:span></text:p>
      <text:p text:style-name="P47"/>
      <text:p text:style-name="P48"><text:span text:style-name="T48_1">Pour</text:span><text:span text:style-name="T48_2"><text:s/></text:span><text:span text:style-name="T48_3">la</text:span><text:span text:style-name="T48_4"><text:s/></text:span><text:span text:style-name="T48_5">vérification</text:span><text:span text:style-name="T48_6"><text:s/></text:span><text:span text:style-name="T48_7">d</text:span><text:span text:style-name="T48_8">’</text:span><text:span text:style-name="T48_9">intégrité</text:span><text:span text:style-name="T48_10">,<text:s/></text:span><text:span text:style-name="T48_11">le</text:span><text:span text:style-name="T48_12"><text:s/></text:span><text:span text:style-name="T48_13">principe</text:span><text:span text:style-name="T48_14"><text:s/></text:span><text:span text:style-name="T48_15">est</text:span><text:span text:style-name="T48_16"><text:s/></text:span><text:span text:style-name="T48_17">de</text:span><text:span text:style-name="T48_18"><text:s/></text:span><text:span text:style-name="T48_19">générer</text:span><text:span text:style-name="T48_20"><text:s/></text:span><text:span text:style-name="T48_21">une</text:span><text:span text:style-name="T48_22"><text:s/></text:span><text:span text:style-name="T48_23">somme</text:span><text:span text:style-name="T48_24"><text:s/></text:span><text:span text:style-name="T48_25">de</text:span><text:span text:style-name="T48_26"><text:s/></text:span><text:span text:style-name="T48_27">contrôle</text:span><text:span text:style-name="T48_28"><text:s/></text:span><text:span text:style-name="T48_29">sur</text:span><text:span text:style-name="T48_30"><text:s/></text:span><text:span text:style-name="T48_31">les</text:span><text:span text:style-name="T48_32"><text:s/></text:span><text:span text:style-name="T48_33">fichiers</text:span><text:span text:style-name="T48_34"><text:s/></text:span><text:span text:style-name="T48_35">du</text:span><text:span text:style-name="T48_36"><text:s/></text:span><text:span text:style-name="T48_37">système</text:span><text:span text:style-name="T48_38">.<text:s/></text:span><text:span text:style-name="T48_39">Cette</text:span><text:span text:style-name="T48_40"><text:s/></text:span><text:span text:style-name="T48_41">somme</text:span><text:span text:style-name="T48_42"><text:s/></text:span><text:span text:style-name="T48_43">est</text:span><text:span text:style-name="T48_44"><text:s/></text:span><text:span text:style-name="T48_45">ensuite</text:span><text:span text:style-name="T48_46"><text:s/></text:span><text:span text:style-name="T48_47">comparée</text:span><text:span text:style-name="T48_48"><text:s/></text:span><text:span text:style-name="T48_49">à</text:span><text:span text:style-name="T48_50"><text:s/></text:span><text:span text:style-name="T48_51">un</text:span><text:span text:style-name="T48_52"><text:s/></text:span><text:span text:style-name="T48_53">instant</text:span><text:span text:style-name="T48_54"><text:s/></text:span><text:span text:style-name="T48_55">T</text:span><text:span text:style-name="T48_56"><text:s/></text:span><text:span text:style-name="T48_57">pour</text:span><text:span text:style-name="T48_58"><text:s/></text:span><text:span text:style-name="T48_59">vérifier</text:span><text:span text:style-name="T48_60"><text:s/></text:span><text:span text:style-name="T48_61">qu</text:span><text:span text:style-name="T48_62">’</text:span><text:span text:style-name="T48_63">il</text:span><text:span text:style-name="T48_64"><text:s/></text:span><text:span text:style-name="T48_65">n</text:span><text:span text:style-name="T48_66">’</text:span><text:span text:style-name="T48_67">y</text:span><text:span text:style-name="T48_68"><text:s/></text:span><text:span text:style-name="T48_69">a</text:span><text:span text:style-name="T48_70"><text:s/></text:span><text:span text:style-name="T48_71">pas</text:span><text:span text:style-name="T48_72"><text:s/></text:span><text:span text:style-name="T48_73">eu</text:span><text:span text:style-name="T48_74"><text:s/></text:span><text:span text:style-name="T48_75">de</text:span><text:span text:style-name="T48_76"><text:s/></text:span><text:span text:style-name="T48_77">modifications</text:span><text:span text:style-name="T48_78"><text:s/></text:span><text:span text:style-name="T48_79">importantes</text:span><text:span text:style-name="T48_80">.<text:s/></text:span><text:span text:style-name="T48_81">C</text:span><text:span text:style-name="T48_82">’</text:span><text:span text:style-name="T48_83">est</text:span><text:span text:style-name="T48_84"><text:s/></text:span><text:span text:style-name="T48_85">une</text:span><text:span text:style-name="T48_86"><text:s/></text:span><text:span text:style-name="T48_87">des</text:span><text:span text:style-name="T48_88"><text:s/></text:span><text:span text:style-name="T48_89">méthodes</text:span><text:span text:style-name="T48_90"><text:s/></text:span><text:span text:style-name="T48_91">les</text:span><text:span text:style-name="T48_92"><text:s/></text:span><text:span text:style-name="T48_93">plus</text:span><text:span text:style-name="T48_94"><text:s/></text:span><text:span text:style-name="T48_95">employées</text:span><text:span text:style-name="T48_96"><text:s/></text:span><text:span text:style-name="T48_97">car</text:span><text:span text:style-name="T48_98"><text:s/></text:span><text:span text:style-name="T48_99">elle</text:span><text:span text:style-name="T48_100"><text:s/></text:span><text:span text:style-name="T48_101">est</text:span><text:span text:style-name="T48_102"><text:s/></text:span><text:span text:style-name="T48_103">simple</text:span><text:span text:style-name="T48_104"><text:s/></text:span><text:span text:style-name="T48_105">et</text:span><text:span text:style-name="T48_106"><text:s/></text:span><text:span text:style-name="T48_107">efficace</text:span><text:span text:style-name="T48_108">.</text:span></text:p>
      <text:p text:style-name="P49"/>
      <text:p text:style-name="P50"><text:span text:style-name="T50_1">Pour</text:span><text:span text:style-name="T50_2"><text:s/></text:span><text:span text:style-name="T50_3">résumer</text:span><text:span text:style-name="T50_4">,<text:s/></text:span><text:span text:style-name="T50_5">les</text:span><text:span text:style-name="T50_6"><text:s/></text:span><text:span text:style-name="T50_7">IDS</text:span><text:span text:style-name="T50_8"><text:s/></text:span><text:span text:style-name="T50_9">sont</text:span><text:span text:style-name="T50_10"><text:s/></text:span><text:span text:style-name="T50_11">évidemment</text:span><text:span text:style-name="T50_12"><text:s/></text:span><text:span text:style-name="T50_13">devenus</text:span><text:span text:style-name="T50_14"><text:s/></text:span><text:span text:style-name="T50_15">indispensables</text:span><text:span text:style-name="T50_16"><text:s/></text:span><text:span text:style-name="T50_17">mais</text:span><text:span text:style-name="T50_18"><text:s/></text:span><text:span text:style-name="T50_19">il</text:span><text:span text:style-name="T50_20"><text:s/></text:span><text:span text:style-name="T50_21">y</text:span><text:span text:style-name="T50_22"><text:s/></text:span><text:span text:style-name="T50_23">a</text:span><text:span text:style-name="T50_24"><text:s/></text:span><text:span text:style-name="T50_25">encore</text:span><text:span text:style-name="T50_26"><text:s/></text:span><text:span text:style-name="T50_27">de</text:span><text:span text:style-name="T50_28"><text:s/></text:span><text:span text:style-name="T50_29">nombreux</text:span><text:span text:style-name="T50_30"><text:s/></text:span><text:span text:style-name="T50_31">points</text:span><text:span text:style-name="T50_32"><text:s/></text:span><text:span text:style-name="T50_33">négatifs</text:span><text:span text:style-name="T50_34">.</text:span></text:p>
      <text:p text:style-name="P51"><text:span text:style-name="T51_1">En</text:span><text:span text:style-name="T51_2"><text:s/></text:span><text:span text:style-name="T51_3">effet</text:span><text:span text:style-name="T51_4">,<text:s/></text:span><text:span text:style-name="T51_5">c</text:span><text:span text:style-name="T51_6">’</text:span><text:span text:style-name="T51_7">est</text:span><text:span text:style-name="T51_8"><text:s/></text:span><text:span text:style-name="T51_9">une</text:span><text:span text:style-name="T51_10"><text:s/></text:span><text:span text:style-name="T51_11">technologie</text:span><text:span text:style-name="T51_12"><text:s/></text:span><text:span text:style-name="T51_13">complexe</text:span><text:span text:style-name="T51_14"><text:s/></text:span><text:span text:style-name="T51_15">qui</text:span><text:span text:style-name="T51_16"><text:s/></text:span><text:span text:style-name="T51_17">nécessite</text:span><text:span text:style-name="T51_18"><text:s/></text:span><text:span text:style-name="T51_19">un</text:span><text:span text:style-name="T51_20"><text:s/></text:span><text:span text:style-name="T51_21">degré</text:span><text:span text:style-name="T51_22"><text:s/></text:span><text:span text:style-name="T51_23">d</text:span><text:span text:style-name="T51_24">’</text:span><text:span text:style-name="T51_25">expertise</text:span><text:span text:style-name="T51_26"><text:s/></text:span><text:span text:style-name="T51_27">assez</text:span><text:span text:style-name="T51_28"><text:s/></text:span><text:span text:style-name="T51_29">élevé</text:span><text:span text:style-name="T51_30">.</text:span></text:p>
      <text:p text:style-name="P52"><text:span text:style-name="T52_1">De</text:span><text:span text:style-name="T52_2"><text:s/></text:span><text:span text:style-name="T52_3">plus</text:span><text:span text:style-name="T52_4">,<text:s/></text:span><text:span text:style-name="T52_5">pour</text:span><text:span text:style-name="T52_6"><text:s/></text:span><text:span text:style-name="T52_7">le</text:span><text:span text:style-name="T52_8"><text:s/></text:span><text:span text:style-name="T52_9">rendre</text:span><text:span text:style-name="T52_10"><text:s/></text:span><text:span text:style-name="T52_11">le</text:span><text:span text:style-name="T52_12"><text:s/></text:span><text:span text:style-name="T52_13">plus</text:span><text:span text:style-name="T52_14"><text:s/></text:span><text:span text:style-name="T52_15">optimisé</text:span><text:span text:style-name="T52_16"><text:s/></text:span><text:span text:style-name="T52_17">possible</text:span><text:span text:style-name="T52_18">,<text:s/></text:span><text:span text:style-name="T52_19">il</text:span><text:span text:style-name="T52_20"><text:s/></text:span><text:span text:style-name="T52_21">faut</text:span><text:span text:style-name="T52_22"><text:s/></text:span><text:span text:style-name="T52_23">beaucoup</text:span><text:span text:style-name="T52_24"><text:s/></text:span><text:span text:style-name="T52_25">de</text:span><text:span text:style-name="T52_26"><text:s/></text:span><text:span text:style-name="T52_27">temps</text:span><text:span text:style-name="T52_28">.</text:span></text:p>
      <text:p text:style-name="P53"><text:span text:style-name="T53_1">On</text:span><text:span text:style-name="T53_2"><text:s/></text:span><text:span text:style-name="T53_3">peut</text:span><text:span text:style-name="T53_4"><text:s/></text:span><text:span text:style-name="T53_5">dire</text:span><text:span text:style-name="T53_6"><text:s/></text:span><text:span text:style-name="T53_7">que</text:span><text:span text:style-name="T53_8"><text:s/></text:span><text:span text:style-name="T53_9">les</text:span><text:span text:style-name="T53_10"><text:s/></text:span><text:span text:style-name="T53_11">IDS</text:span><text:span text:style-name="T53_12"><text:s/></text:span><text:span text:style-name="T53_13">sont</text:span><text:span text:style-name="T53_14"><text:s/></text:span><text:span text:style-name="T53_15">promis</text:span><text:span text:style-name="T53_16"><text:s/></text:span><text:span text:style-name="T53_17">à</text:span><text:span text:style-name="T53_18"><text:s/></text:span><text:span text:style-name="T53_19">un</text:span><text:span text:style-name="T53_20"><text:s/></text:span><text:span text:style-name="T53_21">avenir</text:span><text:span text:style-name="T53_22"><text:s/></text:span><text:span text:style-name="T53_23">radieux</text:span><text:span text:style-name="T53_24"><text:s/></text:span><text:span text:style-name="T53_25">mais</text:span><text:span text:style-name="T53_26"><text:s/></text:span><text:span text:style-name="T53_27">que</text:span><text:span text:style-name="T53_28"><text:s/></text:span><text:span text:style-name="T53_29">cet</text:span><text:span text:style-name="T53_30"><text:s/></text:span><text:span text:style-name="T53_31">avenir</text:span><text:span text:style-name="T53_32"><text:s/></text:span><text:span text:style-name="T53_33">n</text:span><text:span text:style-name="T53_34">’</text:span><text:span text:style-name="T53_35">est</text:span><text:span text:style-name="T53_36"><text:s/></text:span><text:span text:style-name="T53_37">pas</text:span><text:span text:style-name="T53_38"><text:s/></text:span><text:span text:style-name="T53_39">encore</text:span><text:span text:style-name="T53_40"><text:s/></text:span><text:span text:style-name="T53_41">arrivé</text:span><text:span text:style-name="T53_4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